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MethodsRequestCondition.combine( RequestMethodsRequestCondition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MethodsRequestCondition.matchPreFlight( ServerHttp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MethodsRequestCondition.getMatchingCondition( ServerWeb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MethodsRequestCondition.RequestMethodsRequestCondition( RequestMethod ... requestMetho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MethodsRequestCondition.ge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ethodsRequestCondition.getToString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ethodsRequestCondition.RequestMethodsRequestCondition( Set &lt; RequestMethod &gt; request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ethodsRequestConditio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ethodsRequestCondition.matchRequestMethod( @ Nullable HttpMethod http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questMethodsRequestCondition.compareTo( RequestMethodsRequestCondition other , ServerWebExchange exchan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